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setando 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ina Leite</meta:initial-creator>
    <meta:creation-date>2012-08-13T16:30:16</meta:creation-date>
    <dc:date>2012-08-13T16:30:26</dc:date>
    <dc:creator>Melina Leite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3.5$Linux_x86 LibreOffice_project/350m1$Build-202</meta:generator>
  </office:meta>
</office:document-meta>
</file>